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b7256" officeooo:paragraph-rsid="000b7256" style:font-size-asian="31.5pt" style:font-weight-asian="bold" style:font-size-complex="3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italic" fo:font-weight="normal" officeooo:rsid="000d5e6f" officeooo:paragraph-rsid="000d5e6f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style="italic" fo:font-weight="bold" officeooo:rsid="000d5e6f" officeooo:paragraph-rsid="000d5e6f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465a4" loext:opacity="100%" fo:font-size="36pt" fo:font-weight="bold" officeooo:rsid="000b7256" officeooo:paragraph-rsid="000b7256" style:font-size-asian="31.5pt" style:font-weight-asian="bold" style:font-size-complex="36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0f0f5c"/>
    </style:style>
    <style:style style:name="P6" style:family="paragraph" style:parent-style-name="Standard">
      <style:paragraph-properties fo:text-align="start" style:justify-single-word="false"/>
      <style:text-properties officeooo:paragraph-rsid="001a6bba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0f0f5c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officeooo:rsid="001e5255" officeooo:paragraph-rsid="001e5255"/>
    </style:style>
    <style:style style:name="P9" style:family="paragraph" style:parent-style-name="Standard">
      <style:paragraph-properties fo:text-align="start" style:justify-single-word="false"/>
      <style:text-properties officeooo:rsid="002272cd" officeooo:paragraph-rsid="002272cd"/>
    </style:style>
    <style:style style:name="P10" style:family="paragraph" style:parent-style-name="Standard">
      <style:paragraph-properties fo:text-align="start" style:justify-single-word="false"/>
      <style:text-properties officeooo:rsid="00239aeb" officeooo:paragraph-rsid="00239aeb"/>
    </style:style>
    <style:style style:name="P11" style:family="paragraph" style:parent-style-name="Standard">
      <style:paragraph-properties fo:text-align="start" style:justify-single-word="false"/>
      <style:text-properties officeooo:rsid="002423e0" officeooo:paragraph-rsid="002423e0"/>
    </style:style>
    <style:style style:name="P12" style:family="paragraph" style:parent-style-name="Standard">
      <style:paragraph-properties fo:text-align="start" style:justify-single-word="false"/>
      <style:text-properties fo:font-size="15pt" officeooo:paragraph-rsid="000f0f5c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e5255" officeooo:paragraph-rsid="001e5255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272cd" officeooo:paragraph-rsid="002272cd" style:font-size-asian="15pt" style:font-size-complex="15pt"/>
    </style:style>
    <style:style style:name="T1" style:family="text">
      <style:text-properties officeooo:rsid="000f0f5c"/>
    </style:style>
    <style:style style:name="T2" style:family="text">
      <style:text-properties fo:font-style="normal" fo:font-weight="normal" officeooo:rsid="00110077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0f0f5c" style:font-style-asian="normal" style:font-weight-asian="normal" style:font-style-complex="normal" style:font-weight-complex="normal"/>
    </style:style>
    <style:style style:name="T4" style:family="text">
      <style:text-properties officeooo:rsid="001439f7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439f7" style:font-size-asian="14pt" style:font-size-complex="14pt"/>
    </style:style>
    <style:style style:name="T7" style:family="text">
      <style:text-properties fo:font-size="14pt" officeooo:rsid="001b9a7f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1439f7" style:font-size-asian="15pt" style:font-size-complex="15pt"/>
    </style:style>
    <style:style style:name="T10" style:family="text">
      <style:text-properties fo:font-size="15pt" officeooo:rsid="001d5521" style:font-size-asian="15pt" style:font-size-complex="15pt"/>
    </style:style>
    <style:style style:name="T11" style:family="text">
      <style:text-properties fo:font-size="15pt" officeooo:rsid="0020ee9e" style:font-size-asian="15pt" style:font-size-complex="15pt"/>
    </style:style>
    <style:style style:name="T12" style:family="text">
      <style:text-properties fo:font-size="15pt" officeooo:rsid="00216ff2" style:font-size-asian="15pt" style:font-size-complex="15pt"/>
    </style:style>
    <style:style style:name="T13" style:family="text">
      <style:text-properties fo:font-size="15pt" officeooo:rsid="002423e0" style:font-size-asian="15pt" style:font-size-complex="15pt"/>
    </style:style>
    <style:style style:name="T14" style:family="text">
      <style:text-properties officeooo:rsid="0025a7d9"/>
    </style:style>
    <style:style style:name="T15" style:family="text">
      <style:text-properties officeooo:rsid="002787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gustín Fernández Molina</text:p>
      <text:p text:style-name="P1"/>
      <text:p text:style-name="P3">Elementos utilizados <text:span text:style-name="T14">en la</text:span> plantilla para <text:span text:style-name="T14">l</text:span>a <text:span text:style-name="T14">e</text:span>val<text:span text:style-name="T14">u</text:span>ación</text:p>
      <text:p text:style-name="P2"/>
      <text:p text:style-name="P7"><text:span text:style-name="T2">- Fuente</text:span><text:span text:style-name="T3"> y tipo de letra: </text:span>Arial, sans-serif <text:span text:style-name="T1">y fuente personalizada ( Ninja Naruto ). </text:span><text:span text:style-name="T15">Os valores dos tamaños das fontes non foron modificados, estan por defecto.</text:span></text:p>
      <text:p text:style-name="P7">- <text:span text:style-name="T4">Colores :</text:span></text:p>
      <text:p text:style-name="P6"><text:span text:style-name="T7">1</text:span><text:span text:style-name="T5">- </text:span><text:span text:style-name="T6">Background: Naranja, </text:span><text:span text:style-name="T8">#f0f0f0, rgba(255, 255, 255, 0.5), #333.</text:span></text:p>
      <text:p text:style-name="P5"><text:span text:style-name="T7">2</text:span><text:span text:style-name="T5">- </text:span><text:span text:style-name="T6">Color de texto:</text:span><text:span text:style-name="T9"> </text:span><text:span text:style-name="T8">#fff, black, #333.</text:span></text:p>
      <text:p text:style-name="P5"><text:span text:style-name="T8"/></text:p>
      <text:p text:style-name="P5"><text:span text:style-name="T10">Donde fueron</text:span><text:span text:style-name="T8"> utilizados:</text:span></text:p>
      <text:p text:style-name="P12">#f0f0f0: Fondo del body.</text:p>
      <text:p text:style-name="P12">#fff: Color del texto en el header y en varios otros lugares.</text:p>
      <text:p text:style-name="P12">#333: Color de fondo del header y del footer, y color del texto en el nav.</text:p>
      <text:p text:style-name="P12">orange (#ffa500): Color de fondo de los enlaces del nav.</text:p>
      <text:p text:style-name="P12">#f90: Color de fondo al pasar el mouse sobre los enlaces del nav.</text:p>
      <text:p text:style-name="P5"><text:span text:style-name="T8"/></text:p>
      <text:p text:style-name="P13">En el “Index” usé 2 gif: Narutogif.gif y Sasukegif.gif</text:p>
      <text:p text:style-name="P8"><text:span text:style-name="T8"/></text:p>
      <text:p text:style-name="P8"><text:span text:style-name="T8">En la página de “</text:span><text:span text:style-name="T11">H</text:span><text:span text:style-name="T8">istoria” usé 2 imágenes también: naruto_chikito.png </text:span><text:span text:style-name="T12">y naruto_sin_fondo.png.</text:span></text:p>
      <text:p text:style-name="P8"><text:span text:style-name="T12"/></text:p>
      <text:p text:style-name="P9"><text:span text:style-name="T12">E</text:span><text:span text:style-name="T8">n la página de “Personajes” usé bastantes imágenes que enumeraré a continuación:</text:span></text:p>
      <text:p text:style-name="P14">naruto.png, sasuke.png, sakura.png, kakashi.png, hinata.jpg, kiba.png, shino.png, kurenai.png, ino.png,shikamaru.png, choji.jpg, asuma.png, rock_lee.png, tenten.jpg, Neji.jpg, gai.png, sai.png, gaara.png, temari.png, kankuro.png, minato.png, kushina.png, jiraiya.png, tsunade.png, madara.png, hashirama.png, tobirama.png, hiruzen.png, orochimaru.png, kabuto.png, danzo.png, yamato.png, terumi.png, raikage.png, onoki.png, killer_bee.png, kaguya.png, nagato.png, pain.png, konan.png, itachi.png, kisame.png, sasori.png, deidara.png, zetsu.png, hidan.png, kakuzu.png, obito.png.</text:p>
      <text:p text:style-name="P9"><text:span text:style-name="T8"/></text:p>
      <text:p text:style-name="P10"><text:span text:style-name="T8">En la página de “Jutsu” usé una imagen explicativa que es la de: Jutsu.</text:span><text:span text:style-name="T13">png.</text:span></text:p>
      <text:p text:style-name="P10"><text:span text:style-name="T13"/></text:p>
      <text:p text:style-name="P11"><text:span text:style-name="T8">De fondo todas las páginas tienen una imagen común que es: fondo.jpg y donde el color que mas predomina en dicha imagen seguramente sea el marrón.</text:span></text:p>
      <text:p text:style-name="P5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3T09:00:29.889000000</meta:creation-date>
    <dc:date>2024-04-25T08:26:48.854000000</dc:date>
    <meta:editing-duration>PT40M45S</meta:editing-duration>
    <meta:editing-cycles>2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8" meta:word-count="235" meta:character-count="1680" meta:non-whitespace-character-count="1463"/>
  </office:meta>
</office:document-meta>
</file>